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6bd" officeooo:paragraph-rsid="000306bd"/>
    </style:style>
    <style:style style:name="P2" style:family="paragraph" style:parent-style-name="Standard">
      <style:text-properties style:font-name="Bitstream Vera Sans" fo:font-size="11pt" officeooo:rsid="00039de0" officeooo:paragraph-rsid="00039de0" style:font-size-asian="11pt" style:font-size-complex="11pt"/>
    </style:style>
    <style:style style:name="P3" style:family="paragraph" style:parent-style-name="Standard">
      <style:paragraph-properties fo:break-before="page"/>
      <style:text-properties style:font-name="Bitstream Vera Sans" fo:font-size="11pt" officeooo:rsid="00039de0" officeooo:paragraph-rsid="00039de0" style:font-size-asian="11pt" style:font-size-complex="11pt"/>
    </style:style>
    <style:style style:name="P4" style:family="paragraph" style:parent-style-name="Standard">
      <style:text-properties style:font-name="Bitstream Vera Sans" fo:font-size="11pt" officeooo:rsid="00039de0" officeooo:paragraph-rsid="00039de0" style:font-size-asian="11pt" style:font-size-complex="11pt"/>
    </style:style>
    <style:style style:name="P5" style:family="paragraph" style:parent-style-name="Standard">
      <style:text-properties style:font-name="Bitstream Vera Sans" fo:font-size="11pt" officeooo:rsid="00070f42" officeooo:paragraph-rsid="00070f42" style:font-size-asian="11pt" style:font-size-complex="11pt"/>
    </style:style>
    <style:style style:name="P6" style:family="paragraph" style:parent-style-name="Standard">
      <style:paragraph-properties fo:break-before="page"/>
      <style:text-properties style:font-name="Bitstream Vera Sans" fo:font-size="11pt" officeooo:rsid="00070f42" officeooo:paragraph-rsid="00070f42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lures: </text:p>
      <text:p text:style-name="P1"/>
      <text:p text:style-name="P1"><text:s text:c="2"/>1) Adding todo items is successful with valid content </text:p>
      <text:p text:style-name="P1"><text:s text:c="5"/>Failure/Error: click_link "New Todo Item" </text:p>
      <text:p text:style-name="P1"><text:s text:c="5"/>SyntaxError: </text:p>
      <text:p text:style-name="P1"><text:s text:c="7"/>/home/bob/Source/projects/odot/app/views/todo_items/_form.html.erb:17: syntax error, unexpected keyword_ensure, expecting $end </text:p>
      <text:p text:style-name="P1"><text:s text:c="5"/># &lt;internal:prelude&gt;:10:in `synchronize' </text:p>
      <text:p text:style-name="P1"><text:s text:c="5"/># ./app/views/todo_items/new.html.erb:3:in `block in _app_views_todo_items_new_html_erb__3317331261669237540_40491760' </text:p>
      <text:p text:style-name="P1"><text:s text:c="5"/># ./app/views/todo_items/new.html.erb:2:in `_app_views_todo_items_new_html_erb__3317331261669237540_40491760' </text:p>
      <text:p text:style-name="P1"><text:s text:c="5"/># ./spec/features/todo_items/create_spec.rb:15:in `block (2 levels) in &lt;top (required)&gt;' </text:p>
      <text:p text:style-name="P1"/>
      <text:p text:style-name="P1"><text:s text:c="2"/>2) Adding todo items displays an error with no content </text:p>
      <text:p text:style-name="P1"><text:s text:c="5"/>Failure/Error: click_link "New Todo Item" </text:p>
      <text:p text:style-name="P1"><text:s text:c="5"/>SyntaxError: </text:p>
      <text:p text:style-name="P1"><text:s text:c="7"/>/home/bob/Source/projects/odot/app/views/todo_items/_form.html.erb:17: syntax error, unexpected keyword_ensure, expecting $end </text:p>
      <text:p text:style-name="P1"><text:s text:c="5"/># &lt;internal:prelude&gt;:10:in `synchronize' </text:p>
      <text:p text:style-name="P1"><text:s text:c="5"/># ./app/views/todo_items/new.html.erb:3:in `block in _app_views_todo_items_new_html_erb__3317331261669237540_40491760' </text:p>
      <text:p text:style-name="P1"><text:s text:c="5"/># ./app/views/todo_items/new.html.erb:2:in `_app_views_todo_items_new_html_erb__3317331261669237540_40491760' </text:p>
      <text:p text:style-name="P1"><text:s text:c="5"/># ./spec/features/todo_items/create_spec.rb:26:in `block (2 levels) in &lt;top (required)&gt;' </text:p>
      <text:p text:style-name="P1"/>
      <text:p text:style-name="P1"><text:s text:c="2"/>3) Adding todo items displays an error with content less than 2 characters long </text:p>
      <text:p text:style-name="P1"><text:s text:c="5"/>Failure/Error: click_link "New Todo Item" </text:p>
      <text:p text:style-name="P1"><text:s text:c="5"/>SyntaxError: </text:p>
      <text:p text:style-name="P1"><text:s text:c="7"/>/home/bob/Source/projects/odot/app/views/todo_items/_form.html.erb:17: syntax error, unexpected keyword_ensure, expecting $end </text:p>
      <text:p text:style-name="P1"><text:s text:c="5"/># &lt;internal:prelude&gt;:10:in `synchronize' </text:p>
      <text:p text:style-name="P1"><text:s text:c="5"/># ./app/views/todo_items/new.html.erb:3:in `block in _app_views_todo_items_new_html_erb__3317331261669237540_40491760' </text:p>
      <text:p text:style-name="P1"><text:s text:c="5"/># ./app/views/todo_items/new.html.erb:2:in `_app_views_todo_items_new_html_erb__3317331261669237540_40491760' </text:p>
      <text:p text:style-name="P1"><text:s text:c="5"/># ./spec/features/todo_items/create_spec.rb:37:in `block (2 levels) in &lt;top (required)&gt;' </text:p>
      <text:p text:style-name="P1"/>
      <text:p text:style-name="P1"><text:s text:c="2"/>4) Editing todo items is successful with valid content </text:p>
      <text:p text:style-name="P1"><text:s text:c="5"/>Failure/Error: click_link "Edit" </text:p>
      <text:p text:style-name="P1"><text:s text:c="5"/>SyntaxError: </text:p>
      <text:p text:style-name="P1"><text:s text:c="7"/>/home/bob/Source/projects/odot/app/views/todo_items/_form.html.erb:17: syntax error, unexpected keyword_ensure, expecting $end </text:p>
      <text:p text:style-name="P1"><text:s text:c="5"/># &lt;internal:prelude&gt;:10:in `synchronize' </text:p>
      <text:p text:style-name="P1"><text:s text:c="5"/># ./app/views/todo_items/edit.html.erb:3:in `block in _app_views_todo_items_edit_html_erb__1825205256225485731_47154900' </text:p>
      <text:p text:style-name="P1"><text:s text:c="5"/># ./app/views/todo_items/edit.html.erb:2:in `_app_views_todo_items_edit_html_erb__1825205256225485731_47154900' </text:p>
      <text:p text:style-name="P1"><text:s text:c="5"/># ./spec/features/todo_items/edit_spec.rb:17:in `block (3 levels) in &lt;top (required)&gt;' </text:p>
      <text:p text:style-name="P1"><text:soft-page-break/><text:s text:c="5"/># ./spec/features/todo_items/edit_spec.rb:16:in `block (2 levels) in &lt;top (required)&gt;' </text:p>
      <text:p text:style-name="P1"/>
      <text:p text:style-name="P1"><text:s text:c="2"/>5) Editing todo items is unsuccessful with no content </text:p>
      <text:p text:style-name="P1"><text:s text:c="5"/>Failure/Error: click_link "Edit" </text:p>
      <text:p text:style-name="P1"><text:s text:c="5"/>SyntaxError: </text:p>
      <text:p text:style-name="P1"><text:s text:c="7"/>/home/bob/Source/projects/odot/app/views/todo_items/_form.html.erb:17: syntax error, unexpected keyword_ensure, expecting $end </text:p>
      <text:p text:style-name="P1"><text:s text:c="5"/># &lt;internal:prelude&gt;:10:in `synchronize' </text:p>
      <text:p text:style-name="P1"><text:s text:c="5"/># ./app/views/todo_items/edit.html.erb:3:in `block in _app_views_todo_items_edit_html_erb__1825205256225485731_47154900' </text:p>
      <text:p text:style-name="P1"><text:s text:c="5"/># ./app/views/todo_items/edit.html.erb:2:in `_app_views_todo_items_edit_html_erb__1825205256225485731_47154900' </text:p>
      <text:p text:style-name="P1"><text:s text:c="5"/># ./spec/features/todo_items/edit_spec.rb:29:in `block (3 levels) in &lt;top (required)&gt;' </text:p>
      <text:p text:style-name="P1"><text:s text:c="5"/># ./spec/features/todo_items/edit_spec.rb:28:in `block (2 levels) in &lt;top (required)&gt;' </text:p>
      <text:p text:style-name="P1"/>
      <text:p text:style-name="P1"><text:s text:c="2"/>6) Editing todo items is unsuccessful with not enough content </text:p>
      <text:p text:style-name="P1"><text:s text:c="5"/>Failure/Error: click_link "Edit" </text:p>
      <text:p text:style-name="P1"><text:s text:c="5"/>SyntaxError: </text:p>
      <text:p text:style-name="P1"><text:s text:c="7"/>/home/bob/Source/projects/odot/app/views/todo_items/_form.html.erb:17: syntax error, unexpected keyword_ensure, expecting $end </text:p>
      <text:p text:style-name="P1"><text:s text:c="5"/># &lt;internal:prelude&gt;:10:in `synchronize' </text:p>
      <text:p text:style-name="P1"><text:s text:c="5"/># ./app/views/todo_items/edit.html.erb:3:in `block in _app_views_todo_items_edit_html_erb__1825205256225485731_47154900' </text:p>
      <text:p text:style-name="P1"><text:s text:c="5"/># ./app/views/todo_items/edit.html.erb:2:in `_app_views_todo_items_edit_html_erb__1825205256225485731_47154900' </text:p>
      <text:p text:style-name="P1"><text:s text:c="5"/># ./spec/features/todo_items/edit_spec.rb:42:in `block (3 levels) in &lt;top (required)&gt;' </text:p>
      <text:p text:style-name="P1"><text:s text:c="5"/># ./spec/features/todo_items/edit_spec.rb:41:in `block (2 levels) in &lt;top (required)&gt;' </text:p>
      <text:p text:style-name="P1"/>
      <text:p text:style-name="P1"><text:s text:c="2"/>7) Viewing todo items displays item content when a todo list has items </text:p>
      <text:p text:style-name="P1"><text:s text:c="5"/>Failure/Error: expect(page).to have_content("Milk") </text:p>
      <text:p text:style-name="P1"><text:s text:c="7"/>expected to find text "Milk" in "Edit Edit" </text:p>
      <text:p text:style-name="P1"><text:s text:c="5"/># ./spec/features/todo_items/index_spec.rb:35:in `block (3 levels) in &lt;top (required)&gt;' </text:p>
      <text:p text:style-name="P1"><text:s text:c="5"/># ./spec/features/todo_items/index_spec.rb:34:in `block (2 levels) in &lt;top (required)&gt;' </text:p>
      <text:p text:style-name="P1"/>
      <text:p text:style-name="P1"/>
      <text:p text:style-name="P3">edit_html.erb</text:p>
      <text:p text:style-name="P2"/>
      <text:p text:style-name="P2">&lt;h1&gt;&lt;%= @todo_list.title %&gt; - Editing Todo List Item&lt;/h1&gt;</text:p>
      <text:p text:style-name="P2">&lt;%= form_for [@todo_list, @todo_item] do |form| %&gt;</text:p>
      <text:p text:style-name="P2"><text:tab/>&lt;%= render partial: form %&gt;</text:p>
      <text:p text:style-name="P2">&lt;% end %&gt;</text:p>
      <text:p text:style-name="P2"/>
      <text:p text:style-name="P2"/>
      <text:p text:style-name="P2">new.html.erb</text:p>
      <text:p text:style-name="P2"/>
      <text:p text:style-name="P2">&lt;h1&gt;&lt;%= @todo_list.title %&gt; - Add Todo List Item&lt;/h1&gt;</text:p>
      <text:p text:style-name="P2">&lt;%= form_for [@todo_list, @todo_item] do |form| %&gt;</text:p>
      <text:p text:style-name="P2"><text:tab/>&lt;%= render partial: form %&gt;</text:p>
      <text:p text:style-name="P2">&lt;% end %&gt;</text:p>
      <text:p text:style-name="P2"/>
      <text:p text:style-name="P2"/>
      <text:p text:style-name="P2">_form.html.erb</text:p>
      <text:p text:style-name="P2"/>
      <text:p text:style-name="P2"><text:s/>&lt;div id="error_explanation"&gt;</text:p>
      <text:p text:style-name="P2"><text:s text:c="4"/>&lt;h2&gt;&lt;%= pluralize(@todo_item.errors.count, "error") %&gt; prohibited this todo_item from being saved:&lt;/h2&gt;</text:p>
      <text:p text:style-name="P2"/>
      <text:p text:style-name="P2"><text:s text:c="4"/>&lt;ul&gt;</text:p>
      <text:p text:style-name="P2"><text:s text:c="4"/>&lt;% @todo_item.errors.full_messages.each do |message| %&gt;</text:p>
      <text:p text:style-name="P2"><text:s text:c="6"/>&lt;li&gt;&lt;%= message %&gt;&lt;/li&gt;</text:p>
      <text:p text:style-name="P2"><text:s text:c="4"/>&lt;% end %&gt;</text:p>
      <text:p text:style-name="P2"><text:s text:c="4"/>&lt;/ul&gt;</text:p>
      <text:p text:style-name="P2"><text:s text:c="2"/>&lt;/div&gt;</text:p>
      <text:p text:style-name="P2"><text:s/>&lt;% end %&gt;</text:p>
      <text:p text:style-name="P2"><text:s text:c="2"/></text:p>
      <text:p text:style-name="P2">&lt;%= form.label :content %&gt;</text:p>
      <text:p text:style-name="P2">&lt;%= form.text_field :content %&gt;</text:p>
      <text:p text:style-name="P2"><text:tab/></text:p>
      <text:p text:style-name="P2">&lt;%= form.submit "Save" %&gt;</text:p>
      <text:p text:style-name="P2"/>
      <text:p text:style-name="P2"/>
      <text:p text:style-name="P2">index_spec.rb</text:p>
      <text:p text:style-name="P2"/>
      <text:p text:style-name="P2">require 'spec_helper'</text:p>
      <text:p text:style-name="P2"/>
      <text:p text:style-name="P2">describe "Viewing todo items" do</text:p>
      <text:p text:style-name="P2"><text:tab/>let!(:todo_list) { TodoList.create(title: "Grocery list", description: "Groceries") }</text:p>
      <text:p text:style-name="P2"><text:tab/></text:p>
      <text:p text:style-name="P2"><text:tab/>def visit_todo_list(list)</text:p>
      <text:p text:style-name="P2"><text:tab/><text:tab/>visit "/todo_lists"</text:p>
      <text:p text:style-name="P2"><text:tab/><text:tab/></text:p>
      <text:p text:style-name="P2"><text:tab/><text:tab/>within "#todo_list_#{list.id}" do</text:p>
      <text:p text:style-name="P2"><text:tab/><text:tab/><text:tab/>click_link "List Items"</text:p>
      <text:p text:style-name="P2"><text:tab/><text:tab/>end</text:p>
      <text:p text:style-name="P2"><text:tab/>end</text:p>
      <text:p text:style-name="P2"><text:tab/></text:p>
      <text:p text:style-name="P2"><text:tab/>it "displays the title of the todo list" do</text:p>
      <text:p text:style-name="P2"><text:tab/><text:tab/>visit_todo_list(todo_list)</text:p>
      <text:p text:style-name="P2"><text:soft-page-break/><text:tab/><text:tab/>within("h1") do</text:p>
      <text:p text:style-name="P2"><text:tab/><text:tab/><text:tab/>expect(page).to have_content(todo_list.title)</text:p>
      <text:p text:style-name="P2"><text:tab/><text:tab/>end</text:p>
      <text:p text:style-name="P2"><text:tab/>end</text:p>
      <text:p text:style-name="P2"><text:tab/></text:p>
      <text:p text:style-name="P2"><text:tab/>it "displays no items when the todo list is empty" do</text:p>
      <text:p text:style-name="P2"><text:tab/><text:tab/>visit_todo_list(todo_list)</text:p>
      <text:p text:style-name="P2"><text:tab/><text:tab/>expect(page.all("ul.todo_items li").size).to eq(0)</text:p>
      <text:p text:style-name="P2"><text:tab/>end</text:p>
      <text:p text:style-name="P2"><text:tab/></text:p>
      <text:p text:style-name="P2"><text:tab/>it "displays item content when a todo list has items" do</text:p>
      <text:p text:style-name="P2"><text:tab/><text:tab/>todo_list.todo_items.create(content: "Milk")</text:p>
      <text:p text:style-name="P2"><text:tab/><text:tab/>todo_list.todo_items.create(content: "Eggs")</text:p>
      <text:p text:style-name="P2"><text:tab/><text:tab/></text:p>
      <text:p text:style-name="P2"><text:tab/><text:tab/>visit_todo_list(todo_list)</text:p>
      <text:p text:style-name="P2"><text:tab/><text:tab/></text:p>
      <text:p text:style-name="P2"><text:tab/><text:tab/>expect(page.all("ul.todo_items li").size).to eq(2)</text:p>
      <text:p text:style-name="P2"><text:tab/><text:tab/></text:p>
      <text:p text:style-name="P2"><text:tab/><text:tab/>within "ul.todo_items" do</text:p>
      <text:p text:style-name="P2"><text:tab/><text:tab/><text:tab/>expect(page).to have_content("Milk")</text:p>
      <text:p text:style-name="P2"><text:tab/><text:tab/><text:tab/>expect(page).to have_content("Eggs")</text:p>
      <text:p text:style-name="P2"><text:tab/><text:tab/>end</text:p>
      <text:p text:style-name="P2"><text:tab/>end</text:p>
      <text:p text:style-name="P2">end</text:p>
      <text:p text:style-name="P2"/>
      <text:p text:style-name="P2"/>
      <text:p text:style-name="P2"/>
      <text:p text:style-name="P6">Failures:</text:p>
      <text:p text:style-name="P5"></text:p>
      <text:p text:style-name="P5"><text:s text:c="2"/>1) Adding todo items is successful with valid content</text:p>
      <text:p text:style-name="P5"><text:s text:c="5"/>Failure/Error: expect(page).to have_content("Milk")</text:p>
      <text:p text:style-name="P5"><text:s text:c="7"/>expected to find text "Milk" in "Edit"</text:p>
      <text:p text:style-name="P5"><text:s text:c="5"/># ./spec/features/todo_items/create_spec.rb:20:in `block (3 levels) in &lt;top (required)&gt;'</text:p>
      <text:p text:style-name="P5"><text:s text:c="5"/># ./spec/features/todo_items/create_spec.rb:19:in `block (2 levels) in &lt;top (required)&gt;'</text:p>
      <text:p text:style-name="P5"></text:p>
      <text:p text:style-name="P5"><text:s text:c="2"/>2) Viewing todo items displays item content when a todo list has items</text:p>
      <text:p text:style-name="P5"><text:s text:c="5"/>Failure/Error: expect(page).to have_content("Milk")</text:p>
      <text:p text:style-name="P5"><text:s text:c="7"/>expected to find text "Milk" in "Edit Edit"</text:p>
      <text:p text:style-name="P5"><text:s text:c="5"/># ./spec/features/todo_items/index_spec.rb:35:in `block (3 levels) in &lt;top (required)&gt;'</text:p>
      <text:p text:style-name="P5"><text:s text:c="5"/># ./spec/features/todo_items/index_spec.rb:34:in `block (2 levels) in &lt;top (required)&gt;'</text:p>
      <text:p text:style-name="P5"/>
      <text:p text:style-name="P5"/>
      <text:p text:style-name="P5">Started GET "/assets/application.js?body=1" for 127.0.0.1 at 2014-12-30 13:56:28 -0800</text:p>
      <text:p text:style-name="P5">[2014-12-30 13:56:28] WARN <text:s/>Could not determine content-length of response body. Set content-length of the response or set Response#chunked = true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08:56:10.148044983</meta:creation-date>
    <dc:date>2014-12-30T14:18:52.042436706</dc:date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5" meta:paragraph-count="136" meta:word-count="596" meta:character-count="7023" meta:non-whitespace-character-count="6061"/>
  </office:meta>
</office:document-meta>
</file>